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7600000029ABF5F7A91F7A9EF9.png" manifest:media-type="image/png"/>
  <manifest:file-entry manifest:full-path="Pictures/100002010000020000000200A69C974002029267.png" manifest:media-type="image/png"/>
  <manifest:file-entry manifest:full-path="Pictures/10000201000002000000020010741175FDD2FD3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fo:break-before="auto" fo:break-after="auto"/>
    </style:style>
    <style:style style:name="P4"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style:style>
    <style:style style:name="P5"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fo:break-before="auto" fo:break-after="auto"/>
    </style:style>
    <style:style style:name="P6"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style:style>
    <style:style style:name="P7"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fo:break-before="auto" fo:break-after="auto"/>
    </style:style>
    <style:style style:name="P8" style:family="paragraph" style:parent-style-name="Standard" style:list-style-name="WWNum2">
      <style:paragraph-properties fo:margin-left="1in" fo:margin-right="0.0626in" fo:margin-top="0in" fo:margin-bottom="0in" loext:contextual-spacing="false" fo:text-indent="-0.25in" style:auto-text-indent="false"/>
    </style:style>
    <style:style style:name="P9" style:family="paragraph" style:parent-style-name="Standard" style:list-style-name="WWNum2">
      <style:paragraph-properties fo:margin-left="1in" fo:margin-right="0.0626in" fo:margin-top="0in" fo:margin-bottom="0.0626in" loext:contextual-spacing="false" fo:text-indent="-0.25in" style:auto-text-indent="false"/>
    </style:style>
    <style:style style:name="P10"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fo:break-before="auto" fo:break-after="auto"/>
    </style:style>
    <style:style style:name="P11" style:family="paragraph" style:parent-style-name="Standard" style:list-style-name="WWNum1">
      <style:paragraph-properties fo:margin-left="1.5in" fo:margin-right="0.0626in" fo:margin-top="0in" fo:margin-bottom="0in" loext:contextual-spacing="false" fo:text-align="justify" style:justify-single-word="false" fo:text-indent="-0.25in" style:auto-text-indent="false" fo:break-before="auto" fo:break-after="auto"/>
    </style:style>
    <style:style style:name="P12" style:family="paragraph" style:parent-style-name="Standard" style:list-style-name="WWNum1">
      <style:paragraph-properties fo:margin-left="1.5in" fo:margin-right="0.0626in" fo:margin-top="0in" fo:margin-bottom="0.0626in" loext:contextual-spacing="false" fo:text-align="justify" style:justify-single-word="false" fo:text-indent="-0.25in" style:auto-text-indent="false" fo:break-before="auto" fo:break-after="auto"/>
    </style:style>
    <style:style style:name="P13" style:family="paragraph" style:parent-style-name="Standard">
      <style:paragraph-properties fo:margin-left="0.4165in" fo:margin-right="0.5555in" fo:margin-top="0in" fo:margin-bottom="0in" loext:contextual-spacing="false" fo:line-height="100%" fo:text-align="justify" style:justify-single-word="false" fo:orphans="0" fo:widows="0" fo:text-indent="0in" style:auto-text-indent="false"/>
    </style:style>
    <style:style style:name="P14" style:family="paragraph" style:parent-style-name="Standard">
      <style:paragraph-properties fo:margin-left="0.4165in" fo:margin-right="0.5555in" fo:margin-top="0in" fo:margin-bottom="0in" loext:contextual-spacing="false" fo:line-height="100%" fo:text-align="justify" style:justify-single-word="false" fo:orphans="0" fo:widows="0" fo:text-indent="0in" style:auto-text-indent="false">
        <style:tab-stops>
          <style:tab-stop style:position="0.25in"/>
        </style:tab-stops>
      </style:paragraph-properties>
    </style:style>
    <style:style style:name="P15"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6"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1"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2"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loext:graphic-properties draw:fill="solid" draw:fill-color="#a0a0a0"/>
      <style:paragraph-properties fo:text-align="center"/>
    </style:style>
    <style:style style:name="T1" style:family="text">
      <style:text-properties fo:color="#384d54" fo:font-size="12pt" style:font-size-asian="12pt" style:font-size-complex="12pt"/>
    </style:style>
    <style:style style:name="T2" style:family="text">
      <style:text-properties fo:color="#384d54" fo:font-size="9pt" style:font-size-asian="9pt" style:font-size-complex="9pt"/>
    </style:style>
    <style:style style:name="T3" style:family="text">
      <style:text-properties fo:font-variant="normal" fo:text-transform="none" fo:color="#384d54"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T5"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6" style:family="text">
      <style:text-properties fo:color="#666666" style:font-name="Calibri" fo:font-size="11pt" style:font-name-asian="Calibri1" style:font-size-asian="11pt" style:font-name-complex="Calibri1" style:font-size-complex="11pt"/>
    </style:style>
    <style:style style:name="T7" style:family="text">
      <style:text-properties fo:color="#666666" style:font-name="Calibri" fo:font-size="11pt" style:text-underline-style="none" style:font-name-asian="Calibri1" style:font-size-asian="11pt" style:font-name-complex="Calibri1" style:font-size-complex="11pt"/>
    </style:style>
    <style:style style:name="T8" style:family="text">
      <style:text-properties fo:color="#666666" style:font-name="Calibri" fo:font-size="11pt" style:text-underline-style="solid" style:text-underline-width="auto" style:text-underline-color="font-color" style:font-name-asian="Calibri1" style:font-size-asian="11pt" style:font-name-complex="Calibri1" style:font-size-complex="11pt"/>
    </style:style>
    <style:style style:name="T9" style:family="text">
      <style:text-properties fo:color="#0db7ed" style:font-name="Arial" fo:font-size="11pt" style:font-name-asian="Arial1" style:font-size-asian="11pt" style:font-name-complex="Arial1" style:font-size-complex="11pt"/>
    </style:style>
    <style:style style:name="T10" style:family="text">
      <style:text-properties fo:color="#0db7ed" fo:font-size="20pt" fo:font-weight="normal" style:font-size-asian="20pt" style:font-weight-asian="normal" style:font-size-complex="20pt"/>
    </style:style>
    <style:style style:name="T11"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png" text:anchor-type="as-char" svg:width="0.2083in" svg:height="0.2083in" draw:z-index="0"><draw:image xlink:href="Pictures/100002010000020000000200A69C974002029267.png" xlink:type="simple" xlink:show="embed" xlink:actuate="onLoad" loext:mime-type="image/png"/></draw:frame><text:span text:style-name="T1">Convocatorias</text:span></text:p>
      <text:p text:style-name="P1"><draw:rect text:anchor-type="as-char" style:rel-width="100%" draw:z-index="1" draw:style-name="gr1" draw:text-style-name="P23" svg:width="0.0012in" svg:height="0.0213in"><text:p/></draw:rect></text:p>
      <text:list xml:id="list1001029845" text:style-name="WWNum1">
        <text:list-item>
          <text:p text:style-name="P3"><text:span text:style-name="T6">Extraído de Instrucciones inicio de curso 21/22, artículo 13.1:</text:span></text:p>
          <text:list>
            <text:list-item>
              <text:p text:style-name="P7"><text:span text:style-name="T6">El alumno podrá disponer por cada curso académico de una convocatoria ordinaria y otra extraordinaria, como máximo. Del mismo modo, podrá presentarse a la evaluación y calificación final de un mismo módulo profesional, incluidas las convocatorias ordinarias y las extraordinarias, un máximo de cuatro veces, en cada una de las modalidades de enseñanza de impartición de FP en un mismo ciclo formativo:</text:span></text:p>
              <text:list>
                <text:list-item>
                  <text:p text:style-name="P11"><text:span text:style-name="T6">Es decir, el alumnado dispondrá de un máximo de 4 convocatorias en la modalidad presencial y 4 convocatorias en la modalidad semipresencial o a distancia; por lo tanto, dispone de un máximo de 8 convocatorias entre las dos modalidades.</text:span></text:p>
                </text:list-item>
              </text:list>
            </text:list-item>
            <text:list-item>
              <text:p text:style-name="P7"><text:span text:style-name="T6">Para el módulo de FCT, sólo podrá presentarse en 2 convocatorias en la modalidad presencial y 2 convocatorias en la modalidad semipresencial; por lo tanto, dispone de un máximo de 4 convocatorias entre las dos modalidades.</text:span></text:p>
            </text:list-item>
            <text:list-item>
              <text:p text:style-name="P7"><text:span text:style-name="T6">Las actividades de FCT sólo podrán realizarse 2 veces, preferentemente la segunda en un centro de trabajo diferente a la primera.</text:span></text:p>
            </text:list-item>
            <text:list-item>
              <text:p text:style-name="P7"><text:span text:style-name="T6"><text:s/>La no presentación a una convocatoria, sin haber renunciado previamente según lo que establece el punto 13 de estas instrucciones, constara como «no evaluado», «no evaluada» y será computada a efectos de la limitación indicada.</text:span></text:p>
            </text:list-item>
            <text:list-item>
              <text:p text:style-name="P7"><text:span text:style-name="T6">El alumnado que haya agotado el número de convocatorias establecidas podrá optar a las alternativas siguientes para superar los diferentes módulos pendientes:</text:span></text:p>
              <text:list>
                <text:list-item>
                  <text:p text:style-name="P11"><text:span text:style-name="T6">Realización de las pruebas libres para la obtención de los títulos de técnico o técnica y de técnico o técnica superior de Formación Profesional que anualmente se convocan.</text:span></text:p>
                </text:list-item>
                <text:list-item>
                  <text:p text:style-name="P12"><text:span text:style-name="T6">Solicitud de convocatoria extraordinaria o de gracia ante la dirección territorial de Educación, Cultura y Deporte correspondiente.</text:span></text:p>
                </text:list-item>
              </text:list>
            </text:list-item>
          </text:list>
        </text:list-item>
      </text:list>
      <text:p text:style-name="P14"><draw:frame draw:style-name="fr1" draw:name="Image1" text:anchor-type="as-char" svg:width="0.2083in" svg:height="0.2083in" draw:z-index="0"><draw:image xlink:href="Pictures/100002010000020000000200A69C974002029267.png" xlink:type="simple" xlink:show="embed" xlink:actuate="onLoad" loext:mime-type="image/png"/></draw:frame><text:span text:style-name="T9"><text:s/></text:span><text:span text:style-name="T1">Renuncia a la convocatoria</text:span></text:p>
      <text:p text:style-name="P13"><draw:rect text:anchor-type="as-char" style:rel-width="100%" draw:z-index="2" draw:style-name="gr1" draw:text-style-name="P23" svg:width="0.0012in" svg:height="0.0213in"><text:p/></draw:rect></text:p>
      <text:list xml:id="list23223829488430" text:continue-numbering="true" text:style-name="WWNum1">
        <text:list-item>
          <text:p text:style-name="P4"><text:span text:style-name="T6">Extraído de Instrucciones inicio de curso 21/22, artículo 13.3.</text:span></text:p>
        </text:list-item>
        <text:list-item>
          <text:p text:style-name="P5"><text:span text:style-name="T6">Las renuncias a la convocatoria siempre deben ser motivadas y se debe aportar documentación acreditativa de los mismos. Los motivos posibles a aducir son: </text:span></text:p>
          <text:list>
            <text:list-item>
              <text:p text:style-name="P7"><text:span text:style-name="T6">Enfermedad prolongada o accidente del alumno o la alumna.</text:span></text:p>
            </text:list-item>
            <text:list-item>
              <text:p text:style-name="P7"><text:span text:style-name="T6">Obligaciones de tipo personal o familiar apreciadas por el equipo directivo del centro que condicionen o impidan la normal dedicación al estudio.</text:span></text:p>
            </text:list-item>
            <text:list-item>
              <text:p text:style-name="P7"><text:span text:style-name="T6">Ocupación de un puesto de trabajo.</text:span></text:p>
            </text:list-item>
            <text:list-item>
              <text:p text:style-name="P7"><text:span text:style-name="T6">Maternidad o paternidad, adopción o acogida.</text:span></text:p>
            </text:list-item>
            <text:list-item>
              <text:p text:style-name="P7"><text:span text:style-name="T6">Otras circunstancias, debidamente justificadas, que tengan carácter excepcional.</text:span></text:p>
            </text:list-item>
            <text:list-item>
              <text:p text:style-name="P7"><text:span text:style-name="T6">Propuesta del equipo educativo de no presentación a la convocatoria extraordinaria.</text:span></text:p>
            </text:list-item>
          </text:list>
        </text:list-item>
        <text:list-item>
          <text:p text:style-name="P5"><text:span text:style-name="T6">La solicitud de renuncia a instancias del alumno se presentará </text:span><text:span text:style-name="T8">con una antelación mínima de un mes a la fecha de la evaluación final de los módulos afectados</text:span><text:span text:style-name="T6">, según el anexo IX de la Orden 79/2010, de 27 de agosto.</text:span></text:p>
          <text:list>
            <text:list-item>
              <text:p text:style-name="P7"><text:span text:style-name="T8">Si la solicitud fuera a propuesta del equipo educativo, no sería necesario que se presentará con dicha antelación mínima de un mes.</text:span></text:p>
            </text:list-item>
          </text:list>
        </text:list-item>
        <text:list-item>
          <text:p text:style-name="P6"><text:span text:style-name="T6">El director o directora del centro resolverá la petición de renuncia en un plazo de 5 días hábiles.</text:span></text:p>
        </text:list-item>
        <text:list-item>
          <text:p text:style-name="P5"><text:span text:style-name="T6">Con la misma finalidad, cuando se produzca alguna de las circunstancias descritas en el punto anterior, se podrá renunciar a la evaluación y calificación de una de las convocatorias o de las dos previstas para el módulo o unidad formativa de FCT.</text:span></text:p>
          <text:list>
            <text:list-item>
              <text:p text:style-name="P7"><text:span text:style-name="T6">La renuncia a la evaluación y calificación en alguna convocatoria del módulo de FCT implica, a su vez, la renuncia en la misma convocatoria a la evaluación y calificación del módulo profesional de Proyecto.</text:span></text:p>
            </text:list-item>
          </text:list>
        </text:list-item>
      </text:list>
      <text:list xml:id="list3167112726" text:style-name="WWNum2">
        <text:list-item>
          <text:list>
            <text:list-item>
              <text:p text:style-name="P8"><text:span text:style-name="T6">La solicitud para que se admita esta renuncia se podrá efectuar durante todo el periodo previsto para la realización del módulo o la unidad formativa de FCT.</text:span></text:p>
            </text:list-item>
            <text:list-item>
              <text:p text:style-name="P9"><text:span text:style-name="T6">Cuando la resolución adoptada sea favorable, si el alumno o la alumna dispone de una nueva convocatoria para el módulo de FCT en el mismo curso académico, el equipo docente podrá decidir si las horas efectuadas hasta el momento de la concesión de la renuncia a la convocatoria, con un mínimo de 100, le son contabilizadas como realizadas y, en consecuencia, sólo tendría que realizar las horas que faltan hasta completar las asignadas a este módulo profesional.</text:span></text:p>
            </text:list-item>
          </text:list>
        </text:list-item>
      </text:list>
      <text:p text:style-name="P15"><draw:frame draw:style-name="fr1" draw:name="Image2" text:anchor-type="as-char" svg:width="0.2083in" svg:height="0.2083in" draw:z-index="0"><draw:image xlink:href="Pictures/100002010000020000000200A69C974002029267.png" xlink:type="simple" xlink:show="embed" xlink:actuate="onLoad" loext:mime-type="image/png"/></draw:frame><text:span text:style-name="T9"><text:s/></text:span><text:span text:style-name="T1">Anulación de matrícula</text:span></text:p>
      <text:p text:style-name="P16"><draw:rect text:anchor-type="as-char" style:rel-width="100%" draw:z-index="3" draw:style-name="gr1" draw:text-style-name="P23" svg:width="0.0012in" svg:height="0.0213in"><text:p/></draw:rect></text:p>
      <text:list xml:id="list23223082445097" text:continue-list="list23223829488430" text:style-name="WWNum1">
        <text:list-item>
          <text:p text:style-name="P4"><text:span text:style-name="T6">Extraído de Instrucciones inicio de curso 21/22, artículo 10:</text:span></text:p>
        </text:list-item>
        <text:list-item>
          <text:p text:style-name="P6"><text:span text:style-name="T8">Las solicitudes de anulación de matrícula se tendrán que presentar con una antelación de al menos dos meses antes del final del periodo lectivo.</text:span></text:p>
        </text:list-item>
        <text:list-item>
          <text:p text:style-name="P5"><text:span text:style-name="T6">El alumno o la alumna cuya matrícula sea anulada perderá la condición de alumno o alumna; en consecuencia, no será incluido o incluida en las actas de evaluación final.</text:span></text:p>
          <text:list>
            <text:list-item>
              <text:p text:style-name="P7"><text:span text:style-name="T6">La anulación de matrícula equivale a no haberse matriculado nunca, sin contar ni convocatoria ni matriculación, pero también sin los derechos adquiridos por ser alumno.</text:span></text:p>
            </text:list-item>
          </text:list>
        </text:list-item>
        <text:list-item>
          <text:p text:style-name="P5"><text:span text:style-name="T6">En la modalidad presencial, la anulación implica anular todo el curso.</text:span></text:p>
        </text:list-item>
        <text:list-item>
          <text:p text:style-name="P5"><text:span text:style-name="T6">En la modalidad semipresencial o a distancia, la anulación se puede realizar o bien de todo el curso, o bien individualmente a nivel de módulo.</text:span></text:p>
          <text:list>
            <text:list-item>
              <text:p text:style-name="P10"><text:span text:style-name="T6">En semipresencial, suele ser recomendable la anulación de matrícula (consulta tutor/a para context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font-name="Calibri" fo:font-family="Calibri" style:font-family-generic="roman" style:font-pitch="variable" fo:font-size="11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Calibri" fo:font-family="Calibri"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1.png" text:anchor-type="as-char" svg:width="0.4319in" svg:height="0.4319in" draw:z-index="4"><draw:image xlink:href="Pictures/10000201000002000000020010741175FDD2FD3A.png" xlink:type="simple" xlink:show="embed" xlink:actuate="onLoad" loext:mime-type="image/png"/></draw:frame><text:span text:style-name="MT1">Convocatorias, renuncias y anulaciones</text:span><draw:frame draw:style-name="Mfr2" draw:name="image3.png" text:anchor-type="char" svg:x="6.4898in" svg:y="0.3228in" svg:width="1.0091in" svg:height="0.3535in" draw:z-index="0"><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 meta:paragraph-count="39" meta:word-count="810" meta:character-count="4942" meta:non-whitespace-character-count="4195"/>
    <meta:generator>LibreOfficeDev/6.0.5.2$Linux_X86_64 LibreOffice_project/</meta:generator>
  </office:meta>
</office:document-meta>
</file>